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14T11:38:15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.89842541528951E-016">
                <text:p>-4.89842541528951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1421356237309">
                <text:p>1.41421356237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